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0.2366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Accent_20_1">
      <style:table-cell-properties fo:background-color="#ffffff"/>
    </style:style>
    <style:style style:name="ce5" style:family="table-cell" style:parent-style-name="Accent_20_1" style:data-style-name="N124">
      <style:table-cell-properties fo:background-color="#ffffff"/>
    </style:style>
    <style:style style:name="ce1" style:family="table-cell" style:parent-style-name="Accent_20_1" style:data-style-name="N124"/>
    <style:style style:name="ce2" style:family="table-cell" style:parent-style-name="Default" style:data-style-name="N124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3" office:value-type="string" calcext:value-type="string">
            <text:p>x</text:p>
          </table:table-cell>
          <table:table-cell table:style-name="ce4" table:number-columns-repeated="6"/>
          <table:table-cell table:style-name="ce5"/>
          <table:table-cell table:style-name="ce4" table:number-columns-repeated="57"/>
          <table:table-cell table:style-name="ce3" table:number-columns-repeated="958"/>
        </table:table-row>
        <table:table-row table:style-name="ro1">
          <table:table-cell/>
          <table:table-cell table:style-name="Accent_20_1" office:value-type="string" calcext:value-type="string">
            <text:p>name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state</text:p>
          </table:table-cell>
          <table:table-cell table:style-name="Accent_20_1" office:value-type="string" calcext:value-type="string">
            <text:p>use</text:p>
          </table:table-cell>
          <table:table-cell table:style-name="Accent_20_1" office:value-type="string" calcext:value-type="string">
            <text:p>school</text:p>
          </table:table-cell>
          <table:table-cell table:style-name="Accent_20_1" office:value-type="string" calcext:value-type="string">
            <text:p>x</text:p>
          </table:table-cell>
          <table:table-cell table:style-name="ce1" office:value-type="string" calcext:value-type="string">
            <text:p>value</text:p>
          </table:table-cell>
          <table:table-cell table:style-name="Accent_20_1" office:value-type="string" calcext:value-type="string">
            <text:p>per unit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detail</text:p>
          </table:table-cell>
          <table:table-cell table:style-name="Accent_20_1" table:number-columns-repeated="54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Philosopher’s Sto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52000" calcext:value-type="float">
            <text:p>352,000.0 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The most base and most powerful alchemical product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d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A liquid product of a Philosopher’s Stone that inherits a portion of it’s power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ellow Powd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5" calcext:value-type="float">
            <text:p>5.0 </text:p>
          </table:table-cell>
          <table:table-cell office:value-type="string" calcext:value-type="string">
            <text:p>per ounce</text:p>
          </table:table-cell>
          <table:table-cell/>
          <table:table-cell office:value-type="string" calcext:value-type="string">
            <text:p>A powdered product of a Philosopher’s Stone that inherits a minor portion of its power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ven Win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gallon</text:p>
          </table:table-cell>
          <table:table-cell/>
          <table:table-cell office:value-type="string" calcext:value-type="string">
            <text:p>Elven Wine is an alcoholic drink that tastes very much like wine, and hydrates you like water as you drink i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Ligh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ight is as it is on the tin; light made liqu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Fea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Jo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Cal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6" calcext:value-type="float">
            <text:p>16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Calm is a substance that, upon contact with a mortal, invokes an emotional calm in them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Healing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5" calcext:value-type="float">
            <text:p>12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 of Vitalit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60" calcext:value-type="float">
            <text:p>6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Cur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00" calcext:value-type="float">
            <text:p>1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Cure Disease are most often used by folks of means to stave off illness or disea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75" calcext:value-type="float">
            <text:p>17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Resistance provide their quaffer a measure of resistance to physical damage, such as slashing, piercing, or bludgeoning damag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Elemental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 of Bark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80" calcext:value-type="float">
            <text:p>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Barkskin have remarkably similar effects to the spell <text:span text:style-name="T2">Barkskin.</text:span>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 of Stone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90" calcext:value-type="float">
            <text:p>9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toneskin have remarkably similar effects to the spell <text:span text:style-name="T2">Stoneskin.</text:span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Rag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Rage is considered a poison due to its powerful offensive use against large groups of targets in battl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Lov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0" calcext:value-type="float">
            <text:p>4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ove is considered a poison due to its use by rebuffed narrcacists against unsuspecting victim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Gree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Greed is considered a poison due to its use by less-than-reputable merchants as a purchasing incentiv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Enhancemen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80" calcext:value-type="float">
            <text:p>1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nhancement provide their quaffer a temporary physical or mental enhancement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Detecti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Detection provide their quaffer a temporary ability to detect unknowns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Sense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235" calcext:value-type="float">
            <text:p>2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ense provide their quaffer a temporary ability to sense unknowns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Understanding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800" calcext:value-type="float">
            <text:p>8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Understanding provide their quaffer a temporary understanding of unknown concepts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Hast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aste provide their quaffer a measure of preternatural speed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Dragon’s Breath: Colo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Dragon’s Breath imbue their quaffer with the ability to breath a powerful forc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Shadow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Gas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0" calcext:value-type="float">
            <text:p>13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Aqua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Freedo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70" calcext:value-type="float">
            <text:p>17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ll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Hell Oil is inert until applied to metal, at which point it begins to burn to high temperatur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Ice Oil is inert until applied to metal, at which point it begins to freeze to very low temperatur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er’s Savior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sassins’s Slic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assins’s 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" calcext:value-type="float">
            <text:p>3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ditional Poiso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0" calcext:value-type="float">
            <text:p>10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parement Pois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ng’s Last Dr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30" calcext:value-type="float">
            <text:p>30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in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yal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chanter’s Aci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warven Grease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ar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mox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umpo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Clay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Leath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ven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35" calcext:value-type="float">
            <text:p>35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rk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ack Ste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5" calcext:value-type="float">
            <text:p>75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uit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sige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e Forc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gical Bea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" calcext:value-type="float">
            <text:p>1.0 </text:p>
          </table:table-cell>
          <table:table-cell office:value-type="string" calcext:value-type="string">
            <text:p>per 12 bean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Chalk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.4" calcext:value-type="float">
            <text:p>1.4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Thermit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5.8" calcext:value-type="float">
            <text:p>5.8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Explosiv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.6" calcext:value-type="float">
            <text:p>4.6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egrip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0.2" calcext:value-type="float">
            <text:p>0.2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lbki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v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.4" calcext:value-type="float">
            <text:p>2.4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reanam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iopar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63" calcext:value-type="float">
            <text:p>63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ne, Wonder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ne, Enhanc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00" calcext:value-type="float">
            <text:p>1,2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ne, Curs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roll of First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roll of Secon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00" calcext:value-type="float">
            <text:p>9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roll of Thir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700" calcext:value-type="float">
            <text:p>2,7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ll G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9000" calcext:value-type="float">
            <text:p>9,000.0 </text:p>
          </table:table-cell>
          <table:table-cell office:value-type="string" calcext:value-type="string">
            <text:p>per carat/5 slots</text:p>
          </table:table-cell>
          <table:table-cell/>
          <table:table-cell office:value-type="string" calcext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eart Vi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lashpellet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25 bead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ell-smoke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horn Bloo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uspex Lens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Divination</text:p>
          </table:table-cell>
          <table:table-cell table:number-columns-repeated="2"/>
          <table:table-cell office:value-type="string" calcext:value-type="string">
            <text:p>per cara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mptation Arch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4P0" style:volatile="true">
      <number:number number:decimal-places="1" loext:min-decimal-places="1" number:min-integer-digits="1" number:grouping="true"/>
      <number:text> </number:text>
    </number:number-style>
    <number:number-style style:name="N124" number:title="User-defined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20:50:43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00:29:29.405000000</meta:creation-date>
    <dc:date>2022-08-03T23:58:22.560000000</dc:date>
    <meta:editing-duration>PT2H22M33S</meta:editing-duration>
    <meta:editing-cycles>5</meta:editing-cycles>
    <meta:generator>LibreOffice/6.4.2.2$Windows_X86_64 LibreOffice_project/4e471d8c02c9c90f512f7f9ead8875b57fcb1ec3</meta:generator>
    <meta:document-statistic meta:table-count="1" meta:cell-count="491" meta:object-count="0"/>
  </office:meta>
</office:document-meta>
</file>